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5">(-4,8)</text:span><text:span text:style-name="T6"> -&gt; (1,</text:span><text:span text:style-name="T7">0002</text:span><text:span text:style-name="T6">)</text:span></text:p>
            <text:p><text:span text:style-name="T8">(-2,7)</text:span><text:span text:style-name="T6">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5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3:50.541112510</dc:date>
    <dc:creator>elucterio </dc:creator>
    <meta:editing-duration>PT2H46M4S</meta:editing-duration>
    <meta:editing-cycles>39</meta:editing-cycles>
    <meta:generator>LibreOffice/4.2.8.2$Linux_X86_64 LibreOffice_project/420m0$Build-2</meta:generator>
    <meta:document-statistic meta:object-count="15"/>
  </office:meta>
</office:document-meta>
</file>